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 style:shadow="none"/>
    </style:style>
    <style:style style:name="Tabella1.A" style:family="table-column">
      <style:table-column-properties style:column-width="2.125cm" style:rel-column-width="8191*"/>
    </style:style>
    <style:style style:name="Tabella1.B" style:family="table-column">
      <style:table-column-properties style:column-width="2.125cm" style:rel-column-width="8193*"/>
    </style:style>
    <style:style style:name="Tabella1.C" style:family="table-column">
      <style:table-column-properties style:column-width="2.125cm" style:rel-column-width="8192*"/>
    </style:style>
    <style:style style:name="Tabella1.H" style:family="table-column">
      <style:table-column-properties style:column-width="2.124cm" style:rel-column-width="8190*"/>
    </style:style>
    <style:style style:name="Tabella1.A1" style:family="table-cell">
      <style:table-cell-properties fo:padding="0.097cm" fo:border-left="0.05pt solid #ffffff" fo:border-right="none" fo:border-top="0.05pt solid #ffffff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db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2c7e" officeooo:paragraph-rsid="00102c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3ddb2" officeooo:paragraph-rsid="0003ddb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3ddb2" officeooo:paragraph-rsid="0003ddb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4bb34" officeooo:paragraph-rsid="0004bb3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7d83" officeooo:paragraph-rsid="00197d83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ddb2" officeooo:paragraph-rsid="0003ddb2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953c" officeooo:paragraph-rsid="0005953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953c" officeooo:paragraph-rsid="0005953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4adb" officeooo:paragraph-rsid="001b4ad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c4dc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2c7e" officeooo:paragraph-rsid="00102c7e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17c92d" officeooo:paragraph-rsid="0017c92d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194d34" officeooo:paragraph-rsid="00194d3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fo:font-weight="bold" officeooo:rsid="00122c0b" officeooo:paragraph-rsid="00122c0b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.5pt" fo:font-weight="bold" officeooo:rsid="00163c52" officeooo:paragraph-rsid="00163c52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bb34"/>
    </style:style>
    <style:style style:name="T3" style:family="text">
      <style:text-properties style:text-underline-style="none" officeooo:rsid="0013ea6c"/>
    </style:style>
    <style:style style:name="T4" style:family="text">
      <style:text-properties style:text-underline-style="none" officeooo:rsid="001573e4"/>
    </style:style>
    <style:style style:name="T5" style:family="text">
      <style:text-properties style:text-underline-style="none" officeooo:rsid="001c8529"/>
    </style:style>
    <style:style style:name="T6" style:family="text">
      <style:text-properties fo:font-size="12pt" style:text-underline-style="none" fo:font-weight="normal" officeooo:rsid="0005953c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89abd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8ee8a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a70ab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bd135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0c4dcd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0df8b3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0ef716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fdd3d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b4adb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style:font-size-asian="10.5pt" style:font-size-complex="12pt"/>
    </style:style>
    <style:style style:name="T17" style:family="text">
      <style:text-properties fo:font-size="12pt" style:text-underline-style="none" officeooo:rsid="000ef716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 Grendene<text:tab/><text:tab/><text:tab/><text:tab/><text:tab/><text:tab/><text:tab/><text:tab/> <text:s text:c="9"/>Matricola: 1184985</text:p>
      <text:p text:style-name="P1"/>
      <text:p text:style-name="P3">Reperimento dell’informazione - Homework 1</text:p>
      <text:p text:style-name="P3"/>
      <text:p text:style-name="P4"><text:span text:style-name="T1">Strumenti utilizzati </text:span><text:span text:style-name="T2">e link alla repository</text:span></text:p>
      <text:list xml:id="list56315823" text:style-name="L1">
        <text:list-item>
          <text:p text:style-name="P7"><text:span text:style-name="T1">Terrier versione 4.4 </text:span><text:span text:style-name="T4">per l’indicizzazione e il reperimento</text:span></text:p>
        </text:list-item>
        <text:list-item>
          <text:p text:style-name="P7"><text:span text:style-name="T1">Trec_eval versione </text:span><text:span text:style-name="T2">9.0.4 </text:span><text:span text:style-name="T4">per il calcolo delle unità delle misure per la valutazione</text:span></text:p>
        </text:list-item>
        <text:list-item>
          <text:p text:style-name="P7"><text:span text:style-name="T1">Matlab versione R2018b </text:span><text:span text:style-name="T3">(9.5) </text:span><text:span text:style-name="T4">per l’esecuzione del test statistico ANOVA e il test di Tukey HSD</text:span></text:p>
        </text:list-item>
        <text:list-item>
          <text:p text:style-name="P8"><text:span text:style-name="T1">Repository: </text:span><text:a xlink:type="simple" xlink:href="https://github.com/Cenze94/IR_HW1_Andrea_Grendene" text:style-name="Internet_20_link" text:visited-style-name="Visited_20_Internet_20_Link">https://github.com/Cenze94/IR_HW1_Andrea_Grendene</text:a></text:p>
        </text:list-item>
      </text:list>
      <text:p text:style-name="P9"><text:span text:style-name="T1"/></text:p>
      <text:p text:style-name="P6"><text:span text:style-name="T1">Scelte implementative</text:span></text:p>
      <text:p text:style-name="P10"><text:span text:style-name="T1">Oltre alle 4 run richieste per lo svolgimento dell’homework è stato deciso di aggiungerne altre, in cui al posto dello stemmer Porter è stato usato il Weak Porter; perciò le run aggiuntive sono 3, dato che la quarta non prevede l’utilizzo di alcuno stemmer. </text:span><text:span text:style-name="T5">Come proprietà in generale</text:span></text:p>
      <text:p text:style-name="P9"><text:span text:style-name="T1"/></text:p>
      <text:p text:style-name="P5"><text:span text:style-name="T1">Struttura della repository</text:span></text:p>
      <text:p text:style-name="P11"><text:span text:style-name="T6">All’interno delle cartelle ‘Run1_Stopword+Stemmer+BM25’, ‘Run2_Stopword+Stemmer+ TF_IDF’, ‘Run3_Stemmer+BM25’ e ‘Run4_TF_IDF’ sono contenuti i file relativi ai risultati ottenuti con Terrier; la loro struttura è identica, pertanto basta descriverla in generale. </text:span><text:span text:style-name="T7">Invece all’interno delle cartelle ‘map_charts’, ‘P@10_charts’ e ‘Rprec_charts’ sono contenuti i grafici e il codice </text:span><text:span text:style-name="T8">M</text:span><text:span text:style-name="T7">atlab per l’esecuzione del test statistico ANOVA. </text:span><text:span text:style-name="T9">Sono presenti poi due file di script in Python, ‘Extract_values.py’ e ‘Extract_values_weak_porter_stemmer.py’: </text:span><text:span text:style-name="T10">entrambi servono per estrarre e suddividere i valori di MAP, P@10 e Rprec di tutte le run, salvandoli nei file in formato ‘.txt’ contenuti nella stessa directory. Successivamente questi file sono stati caricati in Matlab tramite codice e salvati nei file in formato ‘.mat’ sempre presenti nella stessa directory. </text:span><text:span text:style-name="T15">Il primo file ottiene le misure per le 4 run richieste dall’Homework, il secondo aggiunge le ulteriori 3 run</text:span><text:span text:style-name="T10">. All’interno delle cartelle delle Run sono presenti due sottocartelle, ‘</text:span><text:span text:style-name="T11">Standard</text:span><text:span text:style-name="T10">’ </text:span><text:span text:style-name="T11">e ‘Weak_Porter_ Stemmer’, dove sono contenuti i file relativi alla rispettiva run e usando il Weak Porter Stemmer o il Porter Stemmer; l’unica eccezione è ‘</text:span><text:span text:style-name="T6">Run4_TF_IDF</text:span><text:span text:style-name="T11">’, dove non è presente la cartella ‘Weak_ Porter_Stemmer’ dato che non viene usato alcun stemmer. All’interno di queste sottocartelle sono presenti due file, ‘evaluation’ e ‘terrier.properties’, e la cartella ‘results’: il primo contiene l’output di ‘trec_eval’, ossia tutte le misure ottenute per la rispettiva run, da cui verranno estratte quelle necessarie per il calcolo del </text:span><text:span text:style-name="T14">test statistico </text:span><text:span text:style-name="T11">ANOVA con gli script citati in precedenza; il secondo è il file delle impostazioni usate per l’esecuzione </text:span><text:span text:style-name="T12">di Terrier per l’esecuzione della rispettiva run; la terza invece contiene i due file di output dell’ordinamento dei documenti eseguito con Terrier. </text:span><text:span text:style-name="T13">All’interno delle cartelle relative alle unità di misure sono contenute sempre le due solite sottocartelle ‘Standard’ e ‘Weak_Porter_Stemmer’, all’interno di ogni cartella sono presenti il codice Matlab per il calcolo del test statistico ANOVA e i file ottenuti come output, ossia due PDF contenenti i due grafici costruiti per verificare il risultato del test statistico.</text:span></text:p>
      <text:p text:style-name="P11"><text:span text:style-name="T13"/></text:p>
      <text:p text:style-name="P2"><text:span text:style-name="T17">R</text:span><text:span text:style-name="T16">isultati ottenuti</text:span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column table:style-name="Tabella1.C" table:number-columns-repeated="2"/>
        <table:table-column table:style-name="Tabella1.H"/>
        <table:table-row>
          <table:table-cell table:style-name="Tabella1.A1" office:value-type="string">
            <text:p text:style-name="P13"/>
          </table:table-cell>
          <table:table-cell table:style-name="Tabella1.B1" office:value-type="string">
            <text:p text:style-name="P16">Run 1</text:p>
          </table:table-cell>
          <table:table-cell table:style-name="Tabella1.B1" office:value-type="string">
            <text:p text:style-name="P16">Run 2</text:p>
          </table:table-cell>
          <table:table-cell table:style-name="Tabella1.B1" office:value-type="string">
            <text:p text:style-name="P16">Run 3</text:p>
          </table:table-cell>
          <table:table-cell table:style-name="Tabella1.B1" office:value-type="string">
            <text:p text:style-name="P16">Run 4</text:p>
          </table:table-cell>
          <table:table-cell table:style-name="Tabella1.B1" office:value-type="string">
            <text:p text:style-name="P17">Run 1 WPS</text:p>
          </table:table-cell>
          <table:table-cell table:style-name="Tabella1.B1" office:value-type="string">
            <text:p text:style-name="P17">Run 2 WPS</text:p>
          </table:table-cell>
          <table:table-cell table:style-name="Tabella1.H1" office:value-type="string">
            <text:p text:style-name="P17">Run 3 WPS</text:p>
          </table:table-cell>
        </table:table-row>
        <table:table-row>
          <table:table-cell table:style-name="Tabella1.A2" office:value-type="string">
            <text:p text:style-name="P16">MAP</text:p>
          </table:table-cell>
          <table:table-cell table:style-name="Tabella1.A2" office:value-type="string">
            <text:p text:style-name="P14">0.1828</text:p>
          </table:table-cell>
          <table:table-cell table:style-name="Tabella1.A2" office:value-type="string">
            <text:p text:style-name="P14">0.1821</text:p>
          </table:table-cell>
          <table:table-cell table:style-name="Tabella1.A2" office:value-type="string">
            <text:p text:style-name="P14">0.1854</text:p>
          </table:table-cell>
          <table:table-cell table:style-name="Tabella1.A2" office:value-type="string">
            <text:p text:style-name="P15">0.1692</text:p>
          </table:table-cell>
          <table:table-cell table:style-name="Tabella1.A2" office:value-type="string">
            <text:p text:style-name="P14">0.1776</text:p>
          </table:table-cell>
          <table:table-cell table:style-name="Tabella1.A2" office:value-type="string">
            <text:p text:style-name="P14">0.1773</text:p>
          </table:table-cell>
          <table:table-cell table:style-name="Tabella1.H2" office:value-type="string">
            <text:p text:style-name="P14">0.1815</text:p>
          </table:table-cell>
        </table:table-row>
        <table:table-row>
          <table:table-cell table:style-name="Tabella1.A2" office:value-type="string">
            <text:p text:style-name="P16">P@10</text:p>
          </table:table-cell>
          <table:table-cell table:style-name="Tabella1.A2" office:value-type="string">
            <text:p text:style-name="P14">0.4180</text:p>
          </table:table-cell>
          <table:table-cell table:style-name="Tabella1.A2" office:value-type="string">
            <text:p text:style-name="P14">0.4200</text:p>
          </table:table-cell>
          <table:table-cell table:style-name="Tabella1.A2" office:value-type="string">
            <text:p text:style-name="P14">0.4300</text:p>
          </table:table-cell>
          <table:table-cell table:style-name="Tabella1.A2" office:value-type="string">
            <text:p text:style-name="P15">0.4060</text:p>
          </table:table-cell>
          <table:table-cell table:style-name="Tabella1.A2" office:value-type="string">
            <text:p text:style-name="P14">0.4020</text:p>
          </table:table-cell>
          <table:table-cell table:style-name="Tabella1.A2" office:value-type="string">
            <text:p text:style-name="P14">0.4020</text:p>
          </table:table-cell>
          <table:table-cell table:style-name="Tabella1.H2" office:value-type="string">
            <text:p text:style-name="P14">0.4180</text:p>
          </table:table-cell>
        </table:table-row>
        <table:table-row>
          <table:table-cell table:style-name="Tabella1.A2" office:value-type="string">
            <text:p text:style-name="P16">Rprec</text:p>
          </table:table-cell>
          <table:table-cell table:style-name="Tabella1.A2" office:value-type="string">
            <text:p text:style-name="P14">0.2392</text:p>
          </table:table-cell>
          <table:table-cell table:style-name="Tabella1.A2" office:value-type="string">
            <text:p text:style-name="P14">0.2391</text:p>
          </table:table-cell>
          <table:table-cell table:style-name="Tabella1.A2" office:value-type="string">
            <text:p text:style-name="P14">0.2404</text:p>
          </table:table-cell>
          <table:table-cell table:style-name="Tabella1.A2" office:value-type="string">
            <text:p text:style-name="P15">0.2288</text:p>
          </table:table-cell>
          <table:table-cell table:style-name="Tabella1.A2" office:value-type="string">
            <text:p text:style-name="P14">0.2309</text:p>
          </table:table-cell>
          <table:table-cell table:style-name="Tabella1.A2" office:value-type="string">
            <text:p text:style-name="P14">0.2313</text:p>
          </table:table-cell>
          <table:table-cell table:style-name="Tabella1.H2" office:value-type="string">
            <text:p text:style-name="P14">0.2383</text:p>
          </table:table-cell>
        </table:table-row>
      </table:table>
      <text:p text:style-name="P12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09:51.587667812</meta:creation-date>
    <meta:generator>LibreOffice/6.0.7.3$Linux_X86_64 LibreOffice_project/00m0$Build-3</meta:generator>
    <dc:date>2019-03-12T23:37:05.237662818</dc:date>
    <meta:editing-duration>PT1H30M38S</meta:editing-duration>
    <meta:editing-cycles>17</meta:editing-cycles>
    <meta:document-statistic meta:table-count="1" meta:image-count="0" meta:object-count="0" meta:page-count="1" meta:paragraph-count="43" meta:word-count="472" meta:character-count="3203" meta:non-whitespace-character-count="2761"/>
  </office:meta>
</office:document-meta>
</file>